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background-color="#FFFF00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30/1/23- From the video</text:p>
      <text:p text:style-name="Normal"><text:span text:style-name="T2">Scala Practice-Command prompt</text:span></text:p>
      <text:p text:style-name="Normal"><text:span text:style-name="T3">Variable and data types</text:span>-using scala REPL</text:p>
      <text:p text:style-name="Normal">scala&gt; var a : Int = 10</text:p>
      <text:p text:style-name="Normal">a: Int = 10</text:p>
      <text:p text:style-name="Normal"/>
      <text:p text:style-name="Normal">scala&gt; a+30</text:p>
      <text:p text:style-name="Normal">res0: Int = 40</text:p>
      <text:p text:style-name="Normal"/>
      <text:p text:style-name="Normal">scala&gt; a+40</text:p>
      <text:p text:style-name="Normal">res1: Int = 50</text:p>
      <text:p text:style-name="Normal"/>
      <text:p text:style-name="Normal">scala&gt; val b : Int = 20</text:p>
      <text:p text:style-name="Normal">b: Int = 20</text:p>
      <text:p text:style-name="Normal"/>
      <text:p text:style-name="Normal">scala&gt; b=20</text:p>
      <text:p text:style-name="Normal">&lt;console&gt;:12: error: reassignment to val</text:p>
      <text:p text:style-name="Normal"><text:s text:c="7"/>b=20</text:p>
      <text:p text:style-name="Normal"><text:s text:c="8"/>^</text:p>
      <text:p text:style-name="Normal"/>
      <text:p text:style-name="Normal">scala&gt; b+20</text:p>
      <text:p text:style-name="Normal">res2: Int = 40</text:p>
      <text:p text:style-name="Normal"/>
      <text:p text:style-name="Normal">scala&gt; a=20</text:p>
      <text:p text:style-name="Normal">a: Int = 20</text:p>
      <text:p text:style-name="Normal"/>
      <text:p text:style-name="Normal">scala&gt; var c : Int;</text:p>
      <text:p text:style-name="Normal">&lt;console&gt;:11: error: only traits and abstract classes can have declared but undefined members</text:p>
      <text:p text:style-name="Normal">(Note that variables need to be initialized to be defined)</text:p>
      <text:p text:style-name="Normal"><text:s text:c="7"/>var c : Int;</text:p>
      <text:p text:style-name="Normal"><text:s text:c="11"/>^</text:p>
      <text:p text:style-name="Normal"/>
      <text:p text:style-name="Normal">scala&gt; var c=true</text:p>
      <text:p text:style-name="Normal">c: Boolean = true</text:p>
      <text:p text:style-name="Normal"/>
      <text:p text:style-name="Normal">scala&gt; var d=10</text:p>
      <text:p text:style-name="Normal">d: Int = 10</text:p>
      <text:p text:style-name="Normal"/>
      <text:p text:style-name="Normal">scala&gt; var d=10.23</text:p>
      <text:p text:style-name="Normal">d: Double = 10.23</text:p>
      <text:p text:style-name="Normal"/>
      <text:p text:style-name="Normal">scala&gt; var e=Int =10.24</text:p>
      <text:p text:style-name="Normal">&lt;console&gt;:11: error: reassignment to val</text:p>
      <text:p text:style-name="Normal"><text:s text:c="7"/>var e=Int =10.24</text:p>
      <text:p text:style-name="Normal"><text:s text:c="17"/>^</text:p>
      <text:p text:style-name="Normal"/>
      <text:p text:style-name="Normal">scala&gt; var f = 10.24</text:p>
      <text:p text:style-name="Normal">f: Double = 10.24</text:p>
      <text:p text:style-name="Normal"/>
      <text:p text:style-name="Normal">scala&gt; var f = 10.24f</text:p>
      <text:p text:style-name="Normal">f: Float = 10.24</text:p>
      <text:p text:style-name="Normal"/>
      <text:p text:style-name="Normal">scala&gt; val x = {val a : Int = 100;val b : Int =200;a+b}</text:p>
      <text:p text:style-name="Normal">x: Int = 300</text:p>
      <text:p text:style-name="Normal"/>
      <text:p text:style-name="Normal"><text:span text:style-name="T4">Scala IDE-Eclipse</text:span></text:p>
      <text:p text:style-name="Normal">object HelloWorld {</text:p>
      <text:p text:style-name="Normal"><text:s text:c="2"/>def main(args: Array[String]){</text:p>
      <text:p text:style-name="Normal"><text:s text:c="4"/>println("Hello World")</text:p>
      <text:p text:style-name="Normal"><text:s text:c="2"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1-30T11:23:00Z</meta:creation-date>
    <dc:date>2023-01-30T12:29:00Z</dc:date>
    <meta:template xlink:href="Normal" xlink:type="simple"/>
    <meta:editing-cycles>2</meta:editing-cycles>
    <meta:editing-duration>PT3960S</meta:editing-duration>
    <meta:document-statistic meta:page-count="2" meta:paragraph-count="2" meta:word-count="153" meta:character-count="1027" meta:row-count="7" meta:non-whitespace-character-count="876"/>
  </office:meta>
</office:document-meta>
</file>